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6cm" fo:min-width="9cm" loext:decorative="false"/>
    </style:style>
    <style:style style:name="gr9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0" style:family="graphic" style:parent-style-name="Entity">
      <style:graphic-properties svg:stroke-color="#00ae00" fo:min-height="6.988cm" fo:min-width="5.738cm" loext:decorative="false"/>
    </style:style>
    <style:style style:name="gr1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3.75cm" fo:min-width="2.5cm" fo:padding-top="0.134cm" fo:padding-bottom="0.134cm" fo:padding-left="0.259cm" fo:padding-right="0.259cm" loext:decorative="false"/>
    </style:style>
    <style:style style:name="gr12" style:family="graphic" style:parent-style-name="Config">
      <style:graphic-properties svg:stroke-width="0.018cm" svg:stroke-color="#000000" draw:marker-start-width="0.227cm" draw:marker-end-width="0.227cm" draw:fill="solid" draw:fill-color="#ff950e" fo:min-height="1.157cm" fo:min-width="2.501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198a8a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Ultrafine_20_Dashed" svg:stroke-width="0.159cm" svg:stroke-color="#ff950e" draw:marker-start="" draw:marker-start-width="0.538cm" draw:marker-end="Arrowheads_20_2" draw:marker-end-width="0.538cm" svg:stroke-linecap="butt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none" draw:fill="solid" draw:fill-color="#00ae00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stroke="none" draw:fill="solid" draw:fill-color="#ff950e" draw:textarea-vertical-align="middle" draw:auto-grow-height="false" fo:min-height="0.458cm" fo:min-width="0.207cm" loext:decorative="false"/>
    </style:style>
    <style:style style:name="gr18" style:family="graphic" style:parent-style-name="standard">
      <style:graphic-properties draw:stroke="none" draw:fill="solid" draw:fill-color="#198a8a" draw:textarea-vertical-align="middle" draw:auto-grow-height="false" fo:min-height="0.457cm" fo:min-width="0.20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950e"/>
    </style:style>
    <style:style style:name="P8" style:family="paragraph">
      <loext:graphic-properties draw:fill="solid" draw:fill-color="#00ae00"/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</style:style>
    <style:style style:name="P10" style:family="paragraph">
      <loext:graphic-properties draw:fill="solid" draw:fill-color="#198a8a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custom-shape draw:style-name="gr8" draw:text-style-name="P6" draw:layer="layout" svg:width="9.5cm" svg:height="6.25cm" svg:x="15.5cm" svg:y="13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6cm" svg:x2="11cm" svg:y2="6cm">
          <text:p/>
        </draw:line>
        <draw:custom-shape draw:style-name="gr10" draw:layer="layout" svg:width="7cm" svg:height="8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cm" svg:height="4cm" svg:x="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cm" svg:height="2.25cm" svg:x="5cm" svg:y="12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5cm">
          <draw:text-box>
            <text:p>Channel type A</text:p>
          </draw:text-box>
        </draw:frame>
        <draw:frame draw:style-name="gr2" draw:text-style-name="P2" draw:layer="layout" svg:width="5.5cm" svg:height="1cm" svg:x="18cm" svg:y="5cm">
          <draw:text-box>
            <text:p>Entry type A</text:p>
          </draw:text-box>
        </draw:frame>
        <draw:frame draw:style-name="gr2" draw:text-style-name="P2" draw:layer="layout" svg:width="2.25cm" svg:height="1cm" svg:x="5.35cm" svg:y="7.75cm">
          <draw:text-box>
            <text:p>View</text:p>
          </draw:text-box>
        </draw:frame>
        <draw:frame draw:style-name="gr2" draw:text-style-name="P2" draw:layer="layout" svg:width="2.25cm" svg:height="1cm" svg:x="5.35cm" svg:y="13.55cm">
          <draw:text-box>
            <text:p>Index</text:p>
          </draw:text-box>
        </draw:frame>
        <draw:frame draw:style-name="gr13" draw:text-style-name="P2" draw:layer="layout" svg:width="4cm" svg:height="1.75cm" svg:x="12cm" svg:y="6.25cm">
          <draw:text-box>
            <text:p>Reference</text:p>
            <text:p>field</text:p>
          </draw:text-box>
        </draw:frame>
        <draw:line draw:style-name="gr14" draw:text-style-name="P1" draw:layer="layout" svg:x1="17cm" svg:y1="6cm" svg:x2="11cm" svg:y2="6cm">
          <text:p/>
        </draw:line>
        <draw:line draw:style-name="gr15" draw:text-style-name="P1" draw:layer="layout" svg:x1="6.5cm" svg:y1="12.75cm" svg:x2="6.5cm" svg:y2="11cm">
          <text:p/>
        </draw:line>
        <draw:custom-shape draw:style-name="gr16" draw:text-style-name="P8" draw:layer="layout" svg:width="0.999cm" svg:height="0.999cm" svg:x="1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4cm">
          <draw:text-box>
            <text:p>Admin-created config</text:p>
          </draw:text-box>
        </draw:frame>
        <draw:frame draw:style-name="gr2" draw:text-style-name="P2" draw:layer="layout" svg:width="8cm" svg:height="1cm" svg:x="18cm" svg:y="16cm">
          <draw:text-box>
            <text:p>Finders-created config</text:p>
          </draw:text-box>
        </draw:frame>
        <draw:frame draw:style-name="gr2" draw:text-style-name="P2" draw:layer="layout" svg:width="8cm" svg:height="1cm" svg:x="18cm" svg:y="18cm">
          <draw:text-box>
            <text:p>Code-defined field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902" svg:d="M564 0l-564 902h1131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4T12:59:03.318580000</dc:date>
    <dc:creator>Joachim Noreiko</dc:creator>
    <meta:editing-duration>P1DT2H7M42S</meta:editing-duration>
    <meta:editing-cycles>24</meta:editing-cycles>
    <meta:generator>LibreOffice/25.8.4.2$MacOSX_X86_64 LibreOffice_project/290daaa01b999472f0c7a3890eb6a550fd74c6df</meta:generator>
    <meta:print-date>2026-02-04T10:54:14.404139000</meta:print-date>
    <meta:printed-by>PDF files: Joachim Noreiko</meta:printed-by>
    <meta:document-statistic meta:object-count="75"/>
  </office:meta>
</office:document-meta>
</file>